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vre X</text:h>
      <text:p text:style-name="_3c_l_3e_"><text:span text:style-name="_3c_pb_3e_">[593]</text:span>Le Dieu Hymen de Crete s’en alla,</text:p>
      <text:p text:style-name="_3c_l_3e_">Et parmy l’air legerement vola,</text:p>
      <text:p text:style-name="_3c_l_3e_">Vestu de Pourpre et sans long intervalle</text:p>
      <text:p text:style-name="_3c_l_3e_">Droict au pays Thracien il devalle,</text:p>
      <text:p text:style-name="_3c_l_3e_">Où par Orphée aux nopces appellé,</text:p>
      <text:p text:style-name="_3c_l_3e_">Il s’y trouva, mais point il n’a parlé</text:p>
      <text:p text:style-name="_3c_l_3e_">Mots solennels, n’y monstré bon visage,</text:p>
      <text:p text:style-name="_3c_l_3e_">Ny apporté bon et heureux presage,</text:p>
      <text:p text:style-name="_3c_l_3e_">Mesmes la torche en ses mains allumee</text:p>
      <text:p text:style-name="_3c_l_3e_">N’a rien servi que d’obscure fumee</text:p>
      <text:p text:style-name="_3c_l_3e_">Sans esclairer, la fin semblablement</text:p>
      <text:p text:style-name="_3c_l_3e_">Pire a esté que le commencement,</text:p>
      <text:p text:style-name="_3c_l_3e_">Car quand l’espouse avec mainte compagne</text:p>
      <text:p text:style-name="_3c_l_3e_">(Qui à jouer sur l’herbe l’accompagne)</text:p>
      <text:p text:style-name="_3c_l_3e_">Se pourmenoit, un Serpent la mordit</text:p>
      <text:p text:style-name="_3c_l_3e_">Qui au talon son venin espandit.</text:p>
      <text:p text:style-name="_3c_l_3e_">Si dangereux par sa dent et morsure,</text:p>
      <text:p text:style-name="_3c_l_3e_">Qu’elle mourut d’une telle blessure.</text:p>
      <text:p text:style-name="_3c_l_3e_">Laquelle apres qu’Orphée en triste dueil</text:p>
      <text:p text:style-name="_3c_l_3e_">Fut deploree en jettant larmes d’œil.</text:p>
      <text:p text:style-name="_3c_l_3e_"/>
      <text:p text:style-name="_3c_l_3e_">Il osa bien sans aucuns intervalles</text:p>
      <text:p text:style-name="_3c_l_3e_">Descendre aux lieux des ames infernalles,</text:p>
      <text:p text:style-name="_3c_l_3e_"><text:span text:style-name="_3c_pb_3e_">[595]</text:span>Donc en entrant hardiment par la porte</text:p>
      <text:p text:style-name="_3c_l_3e_">Tenarienne, aux lieux il se transporte</text:p>
      <text:p text:style-name="_3c_l_3e_">Ausquels il voit les Ombres taciturnes</text:p>
      <text:p text:style-name="_3c_l_3e_">Qui vont par mort en ces sejours nocturnes</text:p>
      <text:p text:style-name="_3c_l_3e_">Puis droict il va ou se sied Proserpine</text:p>
      <text:p text:style-name="_3c_l_3e_">Avec Pluton qui aux Enfers domine.</text:p>
      <text:p text:style-name="_3c_l_3e_">Lors en sonnant sur sa Lyre divers</text:p>
      <text:p text:style-name="_3c_l_3e_">Et doux accords, il va chanter ces vers.</text:p>
      <text:p text:style-name="_3c_l_3e_"/>
      <text:p text:style-name="_3c_l_3e_">Ô puissans Dieux, habitateurs du Monde</text:p>
      <text:p text:style-name="_3c_l_3e_">Qui estes assis dessoubs la terre ronde,</text:p>
      <text:p text:style-name="_3c_l_3e_">Où tous nous faut descendre, qui sçavons</text:p>
      <text:p text:style-name="_3c_l_3e_"><text:soft-page-break/>Qu’en corps mortel tous pris naissance avons.</text:p>
      <text:p text:style-name="_3c_l_3e_">S’il est requis, licite, et equitable,</text:p>
      <text:p text:style-name="_3c_l_3e_">Et si souffrez que propos veritable</text:p>
      <text:p text:style-name="_3c_l_3e_">Soit recité, je vous fay sçavoir</text:p>
      <text:p text:style-name="_3c_l_3e_">Que je ne suis icy venu pour voir</text:p>
      <text:p text:style-name="_3c_l_3e_">Ces Regnes bas, obscures, et ombrageux,</text:p>
      <text:p text:style-name="_3c_l_3e_">Ne pour lier de ce chien outrageux</text:p>
      <text:p text:style-name="_3c_l_3e_">Les trois gosiers, duquel le poil horrible</text:p>
      <text:p text:style-name="_3c_l_3e_">Est herissé de maint Serpent terrible.</text:p>
      <text:p text:style-name="_3c_l_3e_">Ce qui me faict icy mon chemin tendre,</text:p>
      <text:p text:style-name="_3c_l_3e_">C’est le regret pour mon espouse tendre,</text:p>
      <text:p text:style-name="_3c_l_3e_">Qui d’un Serpent piquee en grand tristesse</text:p>
      <text:p text:style-name="_3c_l_3e_">Est morte aux ans de sa blonde jeunesse.</text:p>
      <text:p text:style-name="_3c_l_3e_">J’ay travaillé (nier je ne le veux)</text:p>
      <text:p text:style-name="_3c_l_3e_">À oublier ce lien amoureux,</text:p>
      <text:p text:style-name="_3c_l_3e_">Mais Cupidon a eu sur moy victoire</text:p>
      <text:p text:style-name="_3c_l_3e_">Qui est un Dieu sur terre fort notoire,</text:p>
      <text:p text:style-name="_3c_l_3e_">Et si ce Dieu d’amour grand et hautain,</text:p>
      <text:p text:style-name="_3c_l_3e_"><text:span text:style-name="_3c_pb_3e_">[596]</text:span>Regne en ce lieu, je n’en suis pas certain</text:p>
      <text:p text:style-name="_3c_l_3e_">Et toutefois je pense qu’il y regne</text:p>
      <text:p text:style-name="_3c_l_3e_">Ainsi qu’il faict en l’autre monde, et regne,</text:p>
      <text:p text:style-name="_3c_l_3e_">Et si le bruit n’a de mentir envie</text:p>
      <text:p text:style-name="_3c_l_3e_">Qu’avez jadis Proserpine ravie.</text:p>
      <text:p text:style-name="_3c_l_3e_">Vous avez peu l’experience avoir</text:p>
      <text:p text:style-name="_3c_l_3e_">Combien Amour a de force et pouvoir.</text:p>
      <text:p text:style-name="_3c_l_3e_">Je vous supply par ces lieux detestables</text:p>
      <text:p text:style-name="_3c_l_3e_">Grands et obscurs, Regnes espouventables,</text:p>
      <text:p text:style-name="_3c_l_3e_">Que mon espouse Eurydice retourne</text:p>
      <text:p text:style-name="_3c_l_3e_">Encor en vie, et avec moy sejourne,</text:p>
      <text:p text:style-name="_3c_l_3e_">Tous les vivans sur terre vous sont deubs,</text:p>
      <text:p text:style-name="_3c_l_3e_">Et tard ou tost icy bas descendus,</text:p>
      <text:p text:style-name="_3c_l_3e_">Nous tendons tous d’y venir à quelque heure</text:p>
      <text:p text:style-name="_3c_l_3e_">C’est des Humains la derniere demeure,</text:p>
      <text:p text:style-name="_3c_l_3e_">Et vous avez en perdurable main</text:p>
      <text:p text:style-name="_3c_l_3e_">Auctorité sur tout le peuple humain.</text:p>
      <text:p text:style-name="_3c_l_3e_">Vous aurez bien encor fruition</text:p>
      <text:p text:style-name="_3c_l_3e_">De mon espouse en jurisdition,</text:p>
      <text:p text:style-name="_3c_l_3e_"><text:soft-page-break/>Quand elle aura accomply son meur âge,</text:p>
      <text:p text:style-name="_3c_l_3e_">D’elle tandis octroyez moy l’usage.</text:p>
      <text:p text:style-name="_3c_l_3e_">Car si cest heur ne m’est preordonné</text:p>
      <text:p text:style-name="_3c_l_3e_">D’avoir ma femme en don par vous donné,</text:p>
      <text:p text:style-name="_3c_l_3e_">Au monde plus retourner je ne veux,</text:p>
      <text:p text:style-name="_3c_l_3e_">Prenez soulas de la mort de nous deux.</text:p>
      <text:p text:style-name="_3c_l_3e_">Quand Orpheus bien doucement accorde</text:p>
      <text:p text:style-name="_3c_l_3e_">Ces vers piteux sur l’instrument à chorde,</text:p>
      <text:p text:style-name="_3c_l_3e_">Ames sans corps en espandent maint pleur,</text:p>
      <text:p text:style-name="_3c_l_3e_">En souspirant pour sa peine et douleur,</text:p>
      <text:p text:style-name="_3c_l_3e_"><text:span text:style-name="_3c_pb_3e_">[597]</text:span>Et Tantalus en laisse d’entreprendre</text:p>
      <text:p text:style-name="_3c_l_3e_">De suivre l’eau, laquelle il ne peut prendre.</text:p>
      <text:p text:style-name="_3c_l_3e_">Semblablement la Roue d’Ixion</text:p>
      <text:p text:style-name="_3c_l_3e_">Ne tourne plus en son affliction,</text:p>
      <text:p text:style-name="_3c_l_3e_">Et les Vautours ont receu telle joye</text:p>
      <text:p text:style-name="_3c_l_3e_">Qu’ils ont cessé de descirer la Foye</text:p>
      <text:p text:style-name="_3c_l_3e_">De Titius, les Belides aussi</text:p>
      <text:p text:style-name="_3c_l_3e_">De puyser l’eau ont laissé leur souci,</text:p>
      <text:p text:style-name="_3c_l_3e_">Sisiphe en a veu sa peine cessante</text:p>
      <text:p text:style-name="_3c_l_3e_">De transporter une pierre pesante.</text:p>
      <text:p text:style-name="_3c_l_3e_">De ce Manoir les furies hydeuses</text:p>
      <text:p text:style-name="_3c_l_3e_">En escoutant ces chordes tant piteuses,</text:p>
      <text:p text:style-name="_3c_l_3e_">Et ont ploré, ce que premierement</text:p>
      <text:p text:style-name="_3c_l_3e_">Point n’avoient faict Pluton finablement</text:p>
      <text:p text:style-name="_3c_l_3e_">Et Proserpine en cela ne s’excusent,</text:p>
      <text:p text:style-name="_3c_l_3e_">Et à Orphée un tel don ne refusent</text:p>
      <text:p text:style-name="_3c_l_3e_">En appellant Eurydice la belle</text:p>
      <text:p text:style-name="_3c_l_3e_">Estant au rang de mainte ame nouvelle,</text:p>
      <text:p text:style-name="_3c_l_3e_">Qui tost survint, mais un peu lentement</text:p>
      <text:p text:style-name="_3c_l_3e_">Pour son talon blessé recentement.</text:p>
      <text:p text:style-name="_3c_l_3e_">Orphée prent par grand affection</text:p>
      <text:p text:style-name="_3c_l_3e_">Eurydice, mais sous condition,</text:p>
      <text:p text:style-name="_3c_l_3e_">Qu’à son depart il s’abstienne et se garde</text:p>
      <text:p text:style-name="_3c_l_3e_">Derriere soy que point il ne regarde</text:p>
      <text:p text:style-name="_3c_l_3e_">Jusques à tant qu’elle s’en soit allée</text:p>
      <text:p text:style-name="_3c_l_3e_">Hors du sejour de l’obscure vallée,</text:p>
      <text:p text:style-name="_3c_l_3e_">Ou autrement que le don qu’on luy faict</text:p>
      <text:p text:style-name="_3c_l_3e_"><text:soft-page-break/>Demeurera pour luy de nul effaict</text:p>
      <text:p text:style-name="_3c_l_3e_">Ainsi s’en vont en grand desir et cure</text:p>
      <text:p text:style-name="_3c_l_3e_"><text:span text:style-name="_3c_pb_3e_">[598]</text:span>Par une grand montee et fort obscure.</text:p>
      <text:p text:style-name="_3c_l_3e_">Desja ils sont pres de l’extremité</text:p>
      <text:p text:style-name="_3c_l_3e_">Pour sortir hors de l’enfer limité,</text:p>
      <text:p text:style-name="_3c_l_3e_">Quand l’amoureux espoux tourne les yeux</text:p>
      <text:p text:style-name="_3c_l_3e_">Pour regarder d’un desir curieux</text:p>
      <text:p text:style-name="_3c_l_3e_">Si elle vient, adonc la malheureuse</text:p>
      <text:p text:style-name="_3c_l_3e_">Derechef tombe en la vallee ombreuse,</text:p>
      <text:p text:style-name="_3c_l_3e_">Et luy tendant les deux brad bien souvent</text:p>
      <text:p text:style-name="_3c_l_3e_">Elle ne prent rien que l’ombre et le vent.</text:p>
      <text:p text:style-name="_3c_l_3e_">Dont se voyant de mort seconde attaincte</text:p>
      <text:p text:style-name="_3c_l_3e_">Contre l’espoux elle n’use de plaincte,</text:p>
      <text:p text:style-name="_3c_l_3e_">Car quelle plaincte eust elle peu lors faire</text:p>
      <text:p text:style-name="_3c_l_3e_">Fors d’avoir sçeu à son amy complaire ?</text:p>
      <text:p text:style-name="_3c_l_3e_">Auquel ayant dict le dernier adieu</text:p>
      <text:p text:style-name="_3c_l_3e_">Elle retourne en ce tenebreux lieu.</text:p>
      <text:p text:style-name="_3c_l_3e_">Quand Orpheus qui n’a peu secourir</text:p>
      <text:p text:style-name="_3c_l_3e_">Eurydice, la voit encor mourir,</text:p>
      <text:p text:style-name="_3c_l_3e_">Moins de frayeur et craincte il ne receut</text:p>
      <text:p text:style-name="_3c_l_3e_">Que fit celuy qui jadis apperceut</text:p>
      <text:p text:style-name="_3c_l_3e_">Le Chien d’enfer, espouventable beste</text:p>
      <text:p text:style-name="_3c_l_3e_">Dont fut lié le col à triple teste,</text:p>
      <text:p text:style-name="_3c_l_3e_">Car de le voir il eut telle peur lors</text:p>
      <text:p text:style-name="_3c_l_3e_">Que transformé en pierre fut son corps.</text:p>
      <text:p text:style-name="_3c_l_3e_">Orphée aussi ne fut moins irrité</text:p>
      <text:p text:style-name="_3c_l_3e_">Qu’Olenus fut, duquel est recité</text:p>
      <text:p text:style-name="_3c_l_3e_">Qu’en desirant sur soy le crime prendre</text:p>
      <text:p text:style-name="_3c_l_3e_">De Lethea, qui voulut entreprendre</text:p>
      <text:p text:style-name="_3c_l_3e_">De preferer aux Nymphes sa beauté</text:p>
      <text:p text:style-name="_3c_l_3e_">De pierre il prit la forme et la durté,</text:p>
      <text:p text:style-name="_3c_l_3e_"><text:span text:style-name="_3c_pb_3e_">[599]</text:span>Et Lethea sa femme bien aymée</text:p>
      <text:p text:style-name="_3c_l_3e_">En pierre fut comme luy transformée.</text:p>
      <text:p text:style-name="_3c_l_3e_">Le val Ida ces deux pierres sousient</text:p>
      <text:p text:style-name="_3c_l_3e_">Qu’avoir esté deux corpus humains l’on tient.</text:p>
      <text:p text:style-name="_3c_l_3e_">Orphée encor par la Stygiale onde</text:p>
      <text:p text:style-name="_3c_l_3e_">Vouloit entrer en l’obscurité profonde</text:p>
      <text:p text:style-name="_3c_l_3e_"><text:soft-page-break/>Des bas Enfers, mais le gardeur du port</text:p>
      <text:p text:style-name="_3c_l_3e_">L’en repoulsa par un robuste effort</text:p>
      <text:p text:style-name="_3c_l_3e_">Pres de la rive il fut sept jours et nuicts</text:p>
      <text:p text:style-name="_3c_l_3e_">En grand langueur et douloureux ennuis</text:p>
      <text:p text:style-name="_3c_l_3e_">Sans rien manger, soucy, pleurs peine dure</text:p>
      <text:p text:style-name="_3c_l_3e_">Tant seulement estoient sa nourriture.</text:p>
      <text:p text:style-name="_3c_l_3e_">Puis se plaignant de la severité</text:p>
      <text:p text:style-name="_3c_l_3e_">Des Dieux regnans en basse obscurité</text:p>
      <text:p text:style-name="_3c_l_3e_">Il se retire adonc au pays sien</text:p>
      <text:p text:style-name="_3c_l_3e_"><text:span text:style-name="_3c_pb_3e_">[600]</text:span>Sur Rhodopé le haut mon Thracien.</text:p>
      <text:p text:style-name="_3c_l_3e_">Jà de trois ans estoit passé l’espace</text:p>
      <text:p text:style-name="_3c_l_3e_">Que sejournant en son pays de Thrace</text:p>
      <text:p text:style-name="_3c_l_3e_">D’amour de femme il s’estoit abstenu</text:p>
      <text:p text:style-name="_3c_l_3e_">Pour le malheur à la sienne advenu,</text:p>
      <text:p text:style-name="_3c_l_3e_">Ou pourautant qu’en conjugale loy</text:p>
      <text:p text:style-name="_3c_l_3e_">Il luy avoit promis loyalle foy.</text:p>
      <text:p text:style-name="_3c_l_3e_">On dict qu’en Thrace (ô faict d’ouyr indigne)</text:p>
      <text:p text:style-name="_3c_l_3e_">Il fut autheur de l’amour masculine.</text:p>
      <text:p text:style-name="_3c_l_3e_"/>
      <text:p text:style-name="_3c_l_3e_">Orphée un jour sur un mont arriva</text:p>
      <text:p text:style-name="_3c_l_3e_">Que tapissé de verdure il trouva,</text:p>
      <text:p text:style-name="_3c_l_3e_">Sans arbre estoit et sans ombre ce lieu,</text:p>
      <text:p text:style-name="_3c_l_3e_">Mais aussi tost qu’Orphée fils d’un Dieu</text:p>
      <text:p text:style-name="_3c_l_3e_">Là s’est assis, et de main gracieuse</text:p>
      <text:p text:style-name="_3c_l_3e_">A faict sonner sa Lyre armonieuse,</text:p>
      <text:p text:style-name="_3c_l_3e_">L’ombrage y vient, au son de l’armonie,</text:p>
      <text:p text:style-name="_3c_l_3e_">Le Chesne vient, arbre de Chaonie.</text:p>
      <text:p text:style-name="_3c_l_3e_">Peupliers aussi, le porte gland Escue</text:p>
      <text:p text:style-name="_3c_l_3e_">Long en hauteur, d’y venir ne recule.</text:p>
      <text:p text:style-name="_3c_l_3e_">Et le Fousteau, et le Coudryer fragile,</text:p>
      <text:p text:style-name="_3c_l_3e_">Le Fraysne aussi pour les Piques utile,</text:p>
      <text:p text:style-name="_3c_l_3e_">Le mol Tiller, le Laurier verdissant,</text:p>
      <text:p text:style-name="_3c_l_3e_">Et le Sapin qui sans neuds est croissant.</text:p>
      <text:p text:style-name="_3c_l_3e_">Puis le haut Plan, l’Alisier, et l’Érable</text:p>
      <text:p text:style-name="_3c_l_3e_">Pour ces couleurs diverses agreable.</text:p>
      <text:p text:style-name="_3c_l_3e_">Le Saule y vint, et le vois tousjours vert,</text:p>
      <text:p text:style-name="_3c_l_3e_">Et le Figuier de ses figues couvert.</text:p>
      <text:p text:style-name="_3c_l_3e_"><text:soft-page-break/>Le Myrte aussi, la vigne y vient grand erre,</text:p>
      <text:p text:style-name="_3c_l_3e_">Les petis Pins, la Bruyere, et Lierre.</text:p>
      <text:p text:style-name="_3c_l_3e_"><text:span text:style-name="_3c_pb_3e_">[601]</text:span>Aulnes Pommiers, Ormes y sont compris,</text:p>
      <text:p text:style-name="_3c_l_3e_">La Palme aussi des vainqueurs los et pris,</text:p>
      <text:p text:style-name="_3c_l_3e_">Et le haut Pin dont le seul sommet porte</text:p>
      <text:p text:style-name="_3c_l_3e_">Les verds rameaux qu’il produict et apporte.</text:p>
      <text:p text:style-name="_3c_l_3e_">Arbre qui plaist à la mere des Dieux,</text:p>
      <text:p text:style-name="_3c_l_3e_">Pource qu’Atis jadis fort gracieux</text:p>
      <text:p text:style-name="_3c_l_3e_">Pour le regard de sa figure belle</text:p>
      <text:p text:style-name="_3c_l_3e_">Et qui servoit la Déesse Cybele,</text:p>
      <text:p text:style-name="_3c_l_3e_">Fut transformé en Pin un peu apres</text:p>
      <text:p text:style-name="_3c_l_3e_">Avecques tant d’Arbres vint le Ciprés,</text:p>
      <text:p text:style-name="_3c_l_3e_">Arbre à present, jadis enfant aymé</text:p>
      <text:p text:style-name="_3c_l_3e_">Du Dieu qui est en l’Art fort renommé,</text:p>
      <text:p text:style-name="_3c_l_3e_">Auquel aussi, outre l’Art et subjecte.</text:p>
      <text:p text:style-name="_3c_l_3e_">La douce Harpe est encline et sagette.</text:p>
      <text:h text:style-name="Heading_20_1" text:outline-level="1">Livre XI</text:h>
      <text:p text:style-name="_3c_l_3e_"><text:span text:style-name="_3c_pb_3e_">[653]</text:span>Quand Orpheus le Poëte de Thrace</text:p>
      <text:p text:style-name="_3c_l_3e_">Chantoit ces vers avecques telle grace</text:p>
      <text:p text:style-name="_3c_l_3e_">Qu’il delectoit sauvages animaux</text:p>
      <text:p text:style-name="_3c_l_3e_">Et émouvoit pierres et arbrisseaux,</text:p>
      <text:p text:style-name="_3c_l_3e_">Des femmes lors la troupe Thracienne</text:p>
      <text:p text:style-name="_3c_l_3e_">De peaux vestues à la mode ancienne</text:p>
      <text:p text:style-name="_3c_l_3e_">Voit Orpheus qui sa Harpe sonnoit</text:p>
      <text:p text:style-name="_3c_l_3e_">Dont le haut mont de ses chans resonnoit,</text:p>
      <text:p text:style-name="_3c_l_3e_"><text:span text:style-name="_3c_pb_3e_">[654]</text:span>De ceste troupe assemblée en grand ire</text:p>
      <text:p text:style-name="_3c_l_3e_">Ses crins espars ainsi l’une va dire :</text:p>
      <text:p text:style-name="_3c_l_3e_">Voicy, voicy celuy qui a pris</text:p>
      <text:p text:style-name="_3c_l_3e_">De nous blasmer et nous mettre à mespris.</text:p>
      <text:p text:style-name="_3c_l_3e_">Apres ces dicts, d’un furieux courage,</text:p>
      <text:p text:style-name="_3c_l_3e_">Elle frappa d’Orphée le visage</text:p>
      <text:p text:style-name="_3c_l_3e_">De son rameau, qui de fueilles couvert</text:p>
      <text:p text:style-name="_3c_l_3e_">De ce coup là n’a le sang descouvert.</text:p>
      <text:p text:style-name="_3c_l_3e_">Une autre apres une pierre luy jette</text:p>
      <text:p text:style-name="_3c_l_3e_">Qui tout ainsi que vaincue et subjecte</text:p>
      <text:p text:style-name="_3c_l_3e_">Des saincts accords de son doux instrument</text:p>
      <text:p text:style-name="_3c_l_3e_"><text:soft-page-break/>Tomba aux pieds du poete humblement,</text:p>
      <text:p text:style-name="_3c_l_3e_">Mais de fureur ces femmes trop esprises,</text:p>
      <text:p text:style-name="_3c_l_3e_">Ne laissent point leurs folles entreprises</text:p>
      <text:p text:style-name="_3c_l_3e_">De ce combat, et sans ordre et mesure</text:p>
      <text:p text:style-name="_3c_l_3e_">D’elle chacune encontre luy conjure,</text:p>
      <text:p text:style-name="_3c_l_3e_">Qui de son chant doux et melodieux</text:p>
      <text:p text:style-name="_3c_l_3e_">Eust amolli leurs efforts odieux :</text:p>
      <text:p text:style-name="_3c_l_3e_">Mais leur grand cry et haute resonnance</text:p>
      <text:p text:style-name="_3c_l_3e_">De leurs cornets, met telle repugnance</text:p>
      <text:p text:style-name="_3c_l_3e_">Aux doux accords des chordes amoureuses,</text:p>
      <text:p text:style-name="_3c_l_3e_">Que ses l’ouyr, les pierres rigoureuses</text:p>
      <text:p text:style-name="_3c_l_3e_">Vont recevoir la vermeille couleur</text:p>
      <text:p text:style-name="_3c_l_3e_">Du sang de luy blessé en grand douleur.</text:p>
      <text:p text:style-name="_3c_l_3e_">De Thrase ainsi les femmes furieuses</text:p>
      <text:p text:style-name="_3c_l_3e_">Sur Orpheus furent vistorieuses</text:p>
      <text:p text:style-name="_3c_l_3e_">Qui de ses chants doux et incomparables</text:p>
      <text:p text:style-name="_3c_l_3e_">Avoit émeu oyseaux innumerables</text:p>
      <text:p text:style-name="_3c_l_3e_">Et maints Serpens, et les bestes des bois</text:p>
      <text:p text:style-name="_3c_l_3e_"><text:span text:style-name="_3c_pb_3e_">[655]</text:span>Sçeu amollir aux accords de sa voix,</text:p>
      <text:p text:style-name="_3c_l_3e_">Et à present en luy ostant sa gloire</text:p>
      <text:p text:style-name="_3c_l_3e_">Les femmes ont sur luy force et victoire,</text:p>
      <text:p text:style-name="_3c_l_3e_">Et en son sang elles baignent leur mains,</text:p>
      <text:p text:style-name="_3c_l_3e_">En l’assaillant par efforts inhumains,</text:p>
      <text:p text:style-name="_3c_l_3e_">Et contre luy en grand troupe s’assemblent</text:p>
      <text:p text:style-name="_3c_l_3e_">Par grand fureur, et aux Oyseaux ressemblent</text:p>
      <text:p text:style-name="_3c_l_3e_">Qui quand de jour le Hybou ils regardent,</text:p>
      <text:p text:style-name="_3c_l_3e_">De l’assaillir en grand nombre ne tardent.</text:p>
      <text:p text:style-name="_3c_l_3e_">Ou comme on voit sus le sable le Cerf</text:p>
      <text:p text:style-name="_3c_l_3e_">Estre au matin des Chiens captif et serf.</text:p>
      <text:p text:style-name="_3c_l_3e_">Orphée ainsi est assailly de celles</text:p>
      <text:p text:style-name="_3c_l_3e_">Femmes de Thrace austerement cruelles,</text:p>
      <text:p text:style-name="_3c_l_3e_">Qui dessus luy jettent rameaux divers</text:p>
      <text:p text:style-name="_3c_l_3e_">Qui faicts ne sont pour ses actes pervers.</text:p>
      <text:p text:style-name="_3c_l_3e_">Les unes lors pour le battre et fascher,</text:p>
      <text:p text:style-name="_3c_l_3e_">Vont gros rameaux des arbres arracher.</text:p>
      <text:p text:style-name="_3c_l_3e_">Les autres ont en main les pierres dures</text:p>
      <text:p text:style-name="_3c_l_3e_">Pour le grever de mortelles blessures,</text:p>
      <text:p text:style-name="_3c_l_3e_"><text:soft-page-break/>Et pour n’avoir faute d’armes, selon</text:p>
      <text:p text:style-name="_3c_l_3e_">Leur grand fureur et courage félon<text:note text:id="ftn0" text:note-class="footnote"><text:note-citation>1</text:note-citation><text:note-body><text:p text:style-name="Footnote">selon</text:p></text:note-body></text:note>,</text:p>
      <text:p text:style-name="_3c_l_3e_">Là d’adventure estoient maints Bœufs puissant</text:p>
      <text:p text:style-name="_3c_l_3e_">Pour labourer ou Joug obeissant,</text:p>
      <text:p text:style-name="_3c_l_3e_">Et soubs espoir d’utilité future</text:p>
      <text:p text:style-name="_3c_l_3e_">Les Laboureurs labouroient en grand cure,</text:p>
      <text:p text:style-name="_3c_l_3e_">Qui en voyant ses femmes assemblees,</text:p>
      <text:p text:style-name="_3c_l_3e_">En nombre grand terriblement troublees,</text:p>
      <text:p text:style-name="_3c_l_3e_">Ont pris la fuyte, en laissant promptement</text:p>
      <text:p text:style-name="_3c_l_3e_">Leur labourage, et chacun instrument</text:p>
      <text:p text:style-name="_3c_l_3e_"><text:span text:style-name="_3c_pb_3e_">[656]</text:span>Propre au labour, aux champs de toutes pars</text:p>
      <text:p text:style-name="_3c_l_3e_">Houlete, Soc, et l’Ereau sont espars,</text:p>
      <text:p text:style-name="_3c_l_3e_">Ce qu’elles vont prendre selon les vœux,</text:p>
      <text:p text:style-name="_3c_l_3e_">Cornes aussi arrachées des Bœufs,</text:p>
      <text:p text:style-name="_3c_l_3e_">D’elles chacune ainsi court, et souhaitte</text:p>
      <text:p text:style-name="_3c_l_3e_">La dure mort de ce divin Poëte</text:p>
      <text:p text:style-name="_3c_l_3e_">Et quand en vain cest homme tant parfaict</text:p>
      <text:p text:style-name="_3c_l_3e_">Tendoit les mains, ce qu’il n’avoit onc faict,</text:p>
      <text:p text:style-name="_3c_l_3e_">Et que sa voix qui eut tant de pouvoir</text:p>
      <text:p text:style-name="_3c_l_3e_">Ne pouvoir lors ces cruelles mouvoir,</text:p>
      <text:p text:style-name="_3c_l_3e_">Cruellement contre tous privileges,</text:p>
      <text:p text:style-name="_3c_l_3e_"><text:span text:style-name="T1">À</text:span> mort l’ont mis ces femmes sacrileges,</text:p>
      <text:p text:style-name="_3c_l_3e_">Dont tout soudain (helas) par ceste bouche</text:p>
      <text:p text:style-name="_3c_l_3e_">Qui émouvoit mainte beste farouche,</text:p>
      <text:p text:style-name="_3c_l_3e_">Et mainte pierre amollisoit souvent</text:p>
      <text:p text:style-name="_3c_l_3e_"><text:span text:style-name="_3c_pb_3e_">[657]</text:span>L’ame de luy sortit avec le vent.</text:p>
      <text:p text:style-name="_3c_l_3e_">Ta dure mort et les Oyseaux ramages</text:p>
      <text:p text:style-name="_3c_l_3e_">Ont deploré, et les bestes sauvages</text:p>
      <text:p text:style-name="_3c_l_3e_">Ô Orpheus, et maint bois ombrageux</text:p>
      <text:p text:style-name="_3c_l_3e_">A deploré ton trespas outrageux,</text:p>
      <text:p text:style-name="_3c_l_3e_">Maint arbre aussi despouillé de verdure</text:p>
      <text:p text:style-name="_3c_l_3e_">T’a regretté, et mainte pierre dure.</text:p>
      <text:p text:style-name="_3c_l_3e_">Mesmes on dit que fleuves et ruisseaux</text:p>
      <text:p text:style-name="_3c_l_3e_">En ont de pleurs fait augmenter leurs eaux.</text:p>
      <text:p text:style-name="_3c_l_3e_">En habit noir t’ont ploré les Nayades</text:p>
      <text:p text:style-name="_3c_l_3e_">(Leurs crins espars) et les Nymphes Dryades.</text:p>
      <text:p text:style-name="_3c_l_3e_"><text:soft-page-break/>D’Orphée mort les membres espandus</text:p>
      <text:p text:style-name="_3c_l_3e_">Sont ça et là sur la terre estendus.</text:p>
      <text:p text:style-name="_3c_l_3e_">Son chef sanglant dut jetté dedans l’Hebre,</text:p>
      <text:p text:style-name="_3c_l_3e_">Sa Harpe aussi, qui complainte funebre</text:p>
      <text:p text:style-name="_3c_l_3e_">Feit en tombant, sa langue à demy mort</text:p>
      <text:p text:style-name="_3c_l_3e_">En murmurant s’est plaincte en mesme sorte,</text:p>
      <text:p text:style-name="_3c_l_3e_">De l’Hebre aussi la rive respondit</text:p>
      <text:p text:style-name="_3c_l_3e_">À ceste plaincte et dueil qu’elle entendit.</text:p>
      <text:p text:style-name="_3c_l_3e_">Apres ce faict en reproches infames</text:p>
      <text:p text:style-name="_3c_l_3e_">De là s’en vont les Thraciennes femmes</text:p>
      <text:p text:style-name="_3c_l_3e_">Parmy la Mer, et sans aucun naufrage</text:p>
      <text:p text:style-name="_3c_l_3e_">Droict de Lesbos parviennent au rivage.</text:p>
      <text:p text:style-name="_3c_l_3e_">Là sur le sale estoit jà exposé</text:p>
      <text:p text:style-name="_3c_l_3e_">Le chef d’Orphée encor tout arrosé</text:p>
      <text:p text:style-name="_3c_l_3e_">Du cours de l’eau, quand un espouventable</text:p>
      <text:p text:style-name="_3c_l_3e_">Et grand Serpent, du poëte notable</text:p>
      <text:p text:style-name="_3c_l_3e_">Leschoit les crins, et sans plus demeurer</text:p>
      <text:p text:style-name="_3c_l_3e_">Vouloit de luy la face devorer</text:p>
      <text:p text:style-name="_3c_l_3e_"><text:span text:style-name="_3c_pb_3e_">[658]</text:span>Qui en l’honneur des hauts Dieux magnifiques</text:p>
      <text:p text:style-name="_3c_l_3e_">Avoit chanté tant d’hymnes poetiques.</text:p>
      <text:p text:style-name="_3c_l_3e_">Mais Apollon empescha ce desordre,</text:p>
      <text:p text:style-name="_3c_l_3e_">Car le Serpent, qui vouloit ce chef mordre,</text:p>
      <text:p text:style-name="_3c_l_3e_">Fut transmué par luy en pierre dure</text:p>
      <text:p text:style-name="_3c_l_3e_">La gueulle ouverte en premiere figure,</text:p>
      <text:p text:style-name="_3c_l_3e_">L’ame d’Orphée aux Enfers lors s’en va</text:p>
      <text:p text:style-name="_3c_l_3e_">Où les endroits encores il trouva</text:p>
      <text:p text:style-name="_3c_l_3e_">Qu’il avoit veus par le champ Élisée</text:p>
      <text:p text:style-name="_3c_l_3e_">Il a sa femme Eurydice advisee,</text:p>
      <text:p text:style-name="_3c_l_3e_">D’elle il s’aproche, et mutuellement</text:p>
      <text:p text:style-name="_3c_l_3e_">Tous deux se sont embrassez, tellement</text:p>
      <text:p text:style-name="_3c_l_3e_">Qu’ores là bas, sans en rien s’estonner</text:p>
      <text:p text:style-name="_3c_l_3e_">Ils ont tous deux loy de se pourmener,</text:p>
      <text:p text:style-name="_3c_l_3e_">Ores il la suyt à son vueil et plaisance</text:p>
      <text:p text:style-name="_3c_l_3e_">Ou va devant sans crainte et sans doubtance.</text:p>
      <text:p text:style-name="_3c_l_3e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20-01-06T14:20:19.62</dc:date>
    <dc:creator>Karolina Suchecka</dc:creator>
    <meta:editing-duration>PT17H13M2S</meta:editing-duration>
    <meta:editing-cycles>18</meta:editing-cycles>
    <meta:generator>OpenOffice/4.1.6$Win32 OpenOffice.org_project/416m1$Build-9790</meta:generator>
    <meta:document-statistic meta:table-count="0" meta:image-count="0" meta:object-count="0" meta:page-count="9" meta:paragraph-count="325" meta:word-count="2121" meta:character-count="12002"/>
  </office:meta>
</office:document-meta>
</file>